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067e" officeooo:paragraph-rsid="0007067e"/>
    </style:style>
    <style:style style:name="P2" style:family="paragraph" style:parent-style-name="Text_20_body">
      <style:text-properties officeooo:paragraph-rsid="0007067e"/>
    </style:style>
    <style:style style:name="P3" style:family="paragraph" style:parent-style-name="Text_20_body">
      <style:text-properties officeooo:rsid="00099cf5" officeooo:paragraph-rsid="00099cf5"/>
    </style:style>
    <style:style style:name="P4" style:family="paragraph" style:parent-style-name="Heading_20_1">
      <style:text-properties officeooo:rsid="0007067e" officeooo:paragraph-rsid="0007067e"/>
    </style:style>
    <style:style style:name="P5" style:family="paragraph" style:parent-style-name="Heading_20_2">
      <style:text-properties officeooo:rsid="0007067e" officeooo:paragraph-rsid="0007067e"/>
    </style:style>
    <style:style style:name="T1" style:family="text">
      <style:text-properties officeooo:rsid="000af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nsorenhet</text:h>
      <text:p text:style-name="P2"/>
      <text:p text:style-name="P1">Ta emot data från sensorer och tolka dem. </text:p>
      <text:p text:style-name="P1">Utföra beräkningar, t.ex. Linearisering, integrering för att få ut data som kommunikationsenheten kan ta beslut utifrån.</text:p>
      <text:p text:style-name="P1">Avståndssensorer, gyro, tejpsensor.</text:p>
      <text:p text:style-name="P1">Ev. direktlänk till styrenheten.</text:p>
      <text:p text:style-name="P3">Skicka data till LCD</text:p>
      <text:h text:style-name="P4" text:outline-level="1">Styrenhet</text:h>
      <text:p text:style-name="P2"/>
      <text:p text:style-name="P1">Utföra beräkningar för reglering, t.ex. PD-reglering.</text:p>
      <text:p text:style-name="P1">Utföra kommandon från kommunikationsenheten, <text:span text:style-name="T1">t.ex. Sväng höger </text:span>.</text:p>
      <text:p text:style-name="P1"/>
      <text:h text:style-name="P4" text:outline-level="1">Kommunikationsenhet</text:h>
      <text:p text:style-name="P2"/>
      <text:p text:style-name="P1">Ta emot data från sensorenhet och ta beslut utifrån dem.</text:p>
      <text:p text:style-name="P1">Skicka order till styrenheten.</text:p>
      <text:p text:style-name="P1">Kommunicera med PC.</text:p>
      <text:p text:style-name="P1">Skicka data från PC till sensor- och styrenheten t.ex.</text:p>
      <text:p text:style-name="P1"/>
      <text:h text:style-name="P5" text:outline-level="2">Programvara</text:h>
      <text:p text:style-name="P1"/>
      <text:p text:style-name="P1">Sätta parametrar som används I styr- och sensorenheter.</text:p>
      <text:p text:style-name="P1">Starta aoutonomnt läge.</text:p>
      <text:p text:style-name="P1">GUI, knappa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54:23.316529112</meta:creation-date>
    <dc:date>2014-09-19T13:04:19.251531719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92" meta:character-count="666" meta:non-whitespace-character-count="591"/>
  </office:meta>
</office:document-meta>
</file>